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01e4" officeooo:paragraph-rsid="001901e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cee8" officeooo:paragraph-rsid="001acee8" style:font-weight-asian="bold" style:font-weight-complex="bold"/>
    </style:style>
    <style:style style:name="P3" style:family="paragraph" style:parent-style-name="Standard">
      <style:text-properties fo:font-weight="bold" officeooo:rsid="001c59df" officeooo:paragraph-rsid="001c59df" style:font-weight-asian="bold" style:font-weight-complex="bold"/>
    </style:style>
    <style:style style:name="P4" style:family="paragraph" style:parent-style-name="Standard">
      <style:text-properties fo:font-weight="normal" officeooo:rsid="001901e4" officeooo:paragraph-rsid="00195627" style:font-weight-asian="normal" style:font-weight-complex="normal"/>
    </style:style>
    <style:style style:name="P5" style:family="paragraph" style:parent-style-name="Standard">
      <style:text-properties fo:font-weight="normal" officeooo:rsid="001901e4" officeooo:paragraph-rsid="001df534" style:font-weight-asian="normal" style:font-weight-complex="normal"/>
    </style:style>
    <style:style style:name="P6" style:family="paragraph" style:parent-style-name="Standard">
      <style:text-properties fo:font-weight="normal" officeooo:rsid="001901e4" officeooo:paragraph-rsid="001fb5c8" style:font-weight-asian="normal" style:font-weight-complex="normal"/>
    </style:style>
    <style:style style:name="P7" style:family="paragraph" style:parent-style-name="Standard">
      <style:text-properties fo:font-weight="normal" officeooo:rsid="001a4212" officeooo:paragraph-rsid="001a4212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1acee8" officeooo:paragraph-rsid="001acee8" style:font-weight-asian="normal" style:font-weight-complex="normal"/>
    </style:style>
    <style:style style:name="P9" style:family="paragraph" style:parent-style-name="Standard">
      <style:text-properties fo:font-weight="normal" officeooo:rsid="001c59df" officeooo:paragraph-rsid="001c59df" style:font-weight-asian="normal" style:font-weight-complex="normal"/>
    </style:style>
    <style:style style:name="P10" style:family="paragraph" style:parent-style-name="Standard">
      <style:text-properties fo:font-weight="normal" officeooo:rsid="0020cc10" officeooo:paragraph-rsid="0020cc10" style:font-weight-asian="normal" style:font-weight-complex="normal"/>
    </style:style>
    <style:style style:name="P11" style:family="paragraph" style:parent-style-name="Standard">
      <style:text-properties fo:font-weight="normal" officeooo:rsid="00213211" officeooo:paragraph-rsid="00213211" style:font-weight-asian="normal" style:font-weight-complex="normal"/>
    </style:style>
    <style:style style:name="P12" style:family="paragraph" style:parent-style-name="Standard">
      <style:text-properties fo:font-weight="normal" officeooo:rsid="001df534" officeooo:paragraph-rsid="001df534" style:font-weight-asian="normal" style:font-weight-complex="normal"/>
    </style:style>
    <style:style style:name="P13" style:family="paragraph" style:parent-style-name="Standard">
      <style:text-properties fo:font-weight="normal" officeooo:rsid="001df534" officeooo:paragraph-rsid="001fb5c8" style:font-weight-asian="normal" style:font-weight-complex="normal"/>
    </style:style>
    <style:style style:name="P14" style:family="paragraph" style:parent-style-name="Standard">
      <style:text-properties fo:font-weight="normal" officeooo:rsid="001fb5c8" officeooo:paragraph-rsid="001fb5c8" style:font-weight-asian="normal" style:font-weight-complex="normal"/>
    </style:style>
    <style:style style:name="P15" style:family="paragraph" style:parent-style-name="Standard">
      <style:text-properties officeooo:paragraph-rsid="0020cc10"/>
    </style:style>
    <style:style style:name="P16" style:family="paragraph" style:parent-style-name="Standard">
      <style:text-properties fo:font-size="12pt" fo:font-weight="normal" officeooo:rsid="00213211" officeooo:paragraph-rsid="00213211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646464" style:font-name="Monospace" fo:font-size="10pt" officeooo:paragraph-rsid="0020cc10" style:font-size-asian="10pt"/>
    </style:style>
    <style:style style:name="P18" style:family="paragraph" style:parent-style-name="Standard">
      <style:text-properties fo:color="#000000" style:font-name="Monospace" fo:font-size="10pt" officeooo:rsid="001fb5c8" officeooo:paragraph-rsid="0020cc10" style:font-size-asian="10pt"/>
    </style:style>
    <style:style style:name="P19" style:family="paragraph" style:parent-style-name="Standard">
      <style:text-properties fo:color="#000000" style:font-name="Monospace" fo:font-size="10pt" fo:font-weight="normal" officeooo:rsid="001fb5c8" officeooo:paragraph-rsid="0020cc10" style:font-size-asian="10pt" style:font-weight-asian="normal" style:font-weight-complex="normal"/>
    </style:style>
    <style:style style:name="P20" style:family="paragraph" style:parent-style-name="Standard">
      <style:text-properties fo:color="#000000" style:font-name="Monospace" fo:font-size="10pt" fo:font-weight="normal" officeooo:rsid="00213211" officeooo:paragraph-rsid="00213211" style:font-size-asian="10pt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cc10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c3c3c" style:font-name="Monospace" fo:font-size="10pt" style:font-size-asian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20cc10" style:font-size-asian="10pt"/>
    </style:style>
    <style:style style:name="P27" style:family="paragraph" style:parent-style-name="Standard">
      <style:text-properties fo:font-weight="normal" officeooo:rsid="001df534" officeooo:paragraph-rsid="001df534" style:font-weight-asian="normal" style:font-weight-complex="normal"/>
    </style:style>
    <style:style style:name="P28" style:family="paragraph" style:parent-style-name="Standard">
      <style:text-properties fo:font-weight="normal" officeooo:rsid="001c59df" officeooo:paragraph-rsid="001c59df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901e4" officeooo:paragraph-rsid="00195627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1a4212" officeooo:paragraph-rsid="001a4212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199788" officeooo:paragraph-rsid="001acee8" style:font-weight-asian="normal" style:font-weight-complex="normal"/>
    </style:style>
    <style:style style:name="P32" style:family="paragraph" style:parent-style-name="Standard">
      <style:text-properties fo:font-weight="bold" officeooo:rsid="001c59df" officeooo:paragraph-rsid="001c59df" style:font-weight-asian="bold" style:font-weight-complex="bold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c3c3c" style:font-name="Monospace" fo:font-size="10pt" officeooo:paragraph-rsid="0022ac98" style:font-size-asian="10pt"/>
    </style:style>
    <style:style style:name="P34" style:family="paragraph">
      <style:paragraph-properties fo:text-align="center"/>
    </style:style>
    <style:style style:name="T1" style:family="text">
      <style:text-properties officeooo:rsid="00195627"/>
    </style:style>
    <style:style style:name="T2" style:family="text">
      <style:text-properties officeooo:rsid="001a4212"/>
    </style:style>
    <style:style style:name="T3" style:family="text">
      <style:text-properties officeooo:rsid="001acee8"/>
    </style:style>
    <style:style style:name="T4" style:family="text">
      <style:text-properties fo:color="#008080" style:font-name="Monospace" fo:font-size="10pt" style:font-size-asian="10pt"/>
    </style:style>
    <style:style style:name="T5" style:family="text">
      <style:text-properties fo:color="#008080" style:font-name="Monospace" fo:font-size="10pt" style:text-underline-style="solid" style:text-underline-width="auto" style:text-underline-color="font-color" style:font-size-asian="10pt"/>
    </style:style>
    <style:style style:name="T6" style:family="text">
      <style:text-properties fo:color="#3f7f7f" style:font-name="Monospace" fo:font-size="10pt" style:font-size-asian="10pt"/>
    </style:style>
    <style:style style:name="T7" style:family="text">
      <style:text-properties fo:color="#3f7f7f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3f7f7f" officeooo:rsid="0022ac98"/>
    </style:style>
    <style:style style:name="T9" style:family="text">
      <style:text-properties style:font-name="Monospace" fo:font-size="10pt" style:font-size-asian="10pt"/>
    </style:style>
    <style:style style:name="T10" style:family="text">
      <style:text-properties fo:color="#7f007f" style:font-name="Monospace" fo:font-size="10pt" style:font-size-asian="10pt"/>
    </style:style>
    <style:style style:name="T11" style:family="text">
      <style:text-properties fo:color="#7f007f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fo:color="#3c3c3c" style:font-name="Monospace" fo:font-size="10pt" style:font-size-asian="10pt"/>
    </style:style>
    <style:style style:name="T13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14" style:family="text">
      <style:text-properties fo:color="#2a00ff" style:font-name="Monospace" fo:font-size="10pt" fo:font-style="italic" style:font-size-asian="10pt" style:font-style-asian="italic"/>
    </style:style>
    <style:style style:name="T15" style:family="text">
      <style:text-properties fo:color="#2a00ff" style:font-name="Monospace" fo:font-size="10pt" fo:font-style="italic" style:text-underline-style="solid" style:text-underline-width="auto" style:text-underline-color="font-color" style:font-size-asian="10pt" style:font-style-asian="italic"/>
    </style:style>
    <style:style style:name="T16" style:family="text">
      <style:text-properties fo:font-weight="bold" officeooo:rsid="001df534" style:font-weight-asian="bold" style:font-weight-complex="bold"/>
    </style:style>
    <style:style style:name="T17" style:family="text">
      <style:text-properties fo:font-weight="bold" officeooo:rsid="001fb5c8" style:font-weight-asian="bold" style:font-weight-complex="bold"/>
    </style:style>
    <style:style style:name="T18" style:family="text">
      <style:text-properties fo:color="#7f0055" style:font-name="Monospace" fo:font-size="10pt" fo:font-weight="bold" style:font-size-asian="10pt" style:font-weight-asian="bold"/>
    </style:style>
    <style:style style:name="T19" style:family="text">
      <style:text-properties fo:color="#7f0055" style:font-name="Monospace" fo:font-size="10pt" fo:font-weight="bold" officeooo:rsid="001fb5c8" style:font-size-asian="10pt" style:font-weight-asian="bold" style:font-weight-complex="bold"/>
    </style:style>
    <style:style style:name="T20" style:family="text">
      <style:text-properties fo:color="#000000" style:font-name="Monospace"/>
    </style:style>
    <style:style style:name="T21" style:family="text">
      <style:text-properties fo:color="#000000" style:font-name="Monospace" fo:font-size="10pt" style:font-size-asian="10pt"/>
    </style:style>
    <style:style style:name="T22" style:family="text">
      <style:text-properties fo:color="#000000" style:font-name="Monospace" fo:font-size="10pt" officeooo:rsid="001fb5c8" style:font-size-asian="10pt"/>
    </style:style>
    <style:style style:name="T23" style:family="text">
      <style:text-properties fo:color="#000000" style:font-name="Monospace" fo:font-size="10pt" officeooo:rsid="0020cc10" style:font-size-asian="10pt"/>
    </style:style>
    <style:style style:name="T24" style:family="text">
      <style:text-properties fo:color="#000000" style:font-name="Monospace" fo:font-size="10pt" fo:font-weight="normal" officeooo:rsid="001df534" style:font-size-asian="10pt" style:font-weight-asian="normal" style:font-weight-complex="normal"/>
    </style:style>
    <style:style style:name="T25" style:family="text">
      <style:text-properties fo:color="#000000" style:font-name="Monospace" fo:font-size="12pt" fo:font-weight="bold" officeooo:rsid="0020cc10" style:font-size-asian="12pt" style:font-weight-asian="bold" style:font-size-complex="12pt" style:font-weight-complex="bold"/>
    </style:style>
    <style:style style:name="T26" style:family="text">
      <style:text-properties fo:color="#000000" style:font-name="Monospace" fo:font-size="12pt" fo:font-weight="bold" officeooo:rsid="001df534" style:font-size-asian="12pt" style:font-weight-asian="bold" style:font-size-complex="12pt" style:font-weight-complex="bold"/>
    </style:style>
    <style:style style:name="T27" style:family="text">
      <style:text-properties fo:color="#000000" style:font-name="Monospace" officeooo:rsid="001fb5c8"/>
    </style:style>
    <style:style style:name="T28" style:family="text">
      <style:text-properties fo:color="#0000c0" style:font-name="Monospace" fo:font-size="10pt" fo:font-style="italic" style:font-size-asian="10pt" style:font-style-asian="italic"/>
    </style:style>
    <style:style style:name="T29" style:family="text">
      <style:text-properties fo:color="#0000c0" style:font-name="Monospace" fo:font-size="10pt" fo:font-style="italic" officeooo:rsid="0020cc10" style:font-size-asian="10pt" style:font-style-asian="italic"/>
    </style:style>
    <style:style style:name="T30" style:family="text">
      <style:text-properties officeooo:rsid="0022ac98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 <text:s/>Activities inside Fragment Activity </text:p>
      <text:p text:style-name="P1"/>
      <text:p text:style-name="P29">Fragment<text:span text:style-name="T2">s</text:span> <text:span text:style-name="T2">are</text:span> <text:span text:style-name="T1">used for creating dynamic and muti-pane user interface in android. A fragment works <text:s/>as a modular section of an activity. A fragment inflates a layout to display contents. Android provides a Fragment Activity <text:s/>inside this we can inflate any number of independent fragment. So Fragment Activity is a base for fragment.</text:span></text:p>
      <text:p text:style-name="P29"/>
      <text:p text:style-name="P30">A tab activity can display fragment by visiting <text:s/>tabs. Each tab of tab activity inflate a different fragment. <text:s/></text:p>
      <text:p text:style-name="P30"><text:s text:c="2"/></text:p>
      <text:p text:style-name="P31">But <text:span text:style-name="T2">sometimes there is requirement to display tabs inside a fragment activity. I wrote the code for how to call many activities inside activity using fragment.</text:span></text:p>
      <text:p text:style-name="P31"/>
      <text:p text:style-name="P2">Fragment Activity (Containing Tabs )</text:p>
      <text:p text:style-name="P8"><draw:line text:anchor-type="paragraph" draw:z-index="0" draw:style-name="gr1" draw:text-style-name="P34" svg:x1="8.592cm" svg:y1="0.049cm" svg:x2="8.592cm" svg:y2="0.79cm"><text:p/></draw:line></text:p>
      <text:p text:style-name="P8"><draw:line text:anchor-type="paragraph" draw:z-index="1" draw:style-name="gr1" draw:text-style-name="P34" svg:x1="2.612cm" svg:y1="0.303cm" svg:x2="16.159cm" svg:y2="0.303cm"><text:p/></draw:line><draw:line text:anchor-type="paragraph" draw:z-index="2" draw:style-name="gr1" draw:text-style-name="P34" svg:x1="2.639cm" svg:y1="1.097cm" svg:x2="2.639cm" svg:y2="0.303cm"><text:p/></draw:line><draw:line text:anchor-type="paragraph" draw:z-index="3" draw:style-name="gr1" draw:text-style-name="P34" svg:x1="8.618cm" svg:y1="1.044cm" svg:x2="8.618cm" svg:y2="0.303cm"><text:p/></draw:line><draw:line text:anchor-type="paragraph" draw:z-index="4" draw:style-name="gr1" draw:text-style-name="P34" svg:x1="16.185cm" svg:y1="1.017cm" svg:x2="16.185cm" svg:y2="0.303cm"><text:p/></draw:line></text:p>
      <text:p text:style-name="P7"><text:s/></text:p>
      <text:p text:style-name="P4"><text:tab/><text:span text:style-name="T3">Fragment 1<text:tab/><text:tab/><text:tab/><text:tab/>Fragment 2<text:tab/><text:tab/><text:tab/><text:tab/> <text:s text:c="9"/>Fragment 3</text:span></text:p>
      <text:p text:style-name="P4"/>
      <text:p text:style-name="P4"/>
      <text:p text:style-name="P4"/>
      <text:p text:style-name="P3">Main Fragment with Tabs</text:p>
      <text:p text:style-name="P3"/>
      <text:p text:style-name="P9"/>
      <text:p text:style-name="P3">Fragment Activities Layout Code</text:p>
      <text:p text:style-name="P3"/>
      <text:p text:style-name="P3"><text:span text:style-name="T4">&lt;</text:span><text:span text:style-name="T6">RelativeLayout</text:span><text:span text:style-name="T9"> </text:span><text:span text:style-name="T10">xmlns:android</text:span><text:span text:style-name="T12">=</text:span><text:span text:style-name="T14">"http://schemas.android.com/apk/res/android"</text:span></text:p>
      <text:p text:style-name="P21"><text:span text:style-name="T9"><text:s text:c="4"/></text:span><text:span text:style-name="T10">xmlns:tools</text:span><text:span text:style-name="T12">=</text:span><text:span text:style-name="T14">"http://schemas.android.com/tools"</text:span></text:p>
      <text:p text:style-name="P21"><text:span text:style-name="T9"><text:s text:c="4"/></text:span><text:span text:style-name="T10">android:layout_width</text:span><text:span text:style-name="T12">=</text:span><text:span text:style-name="T14">"match_parent"</text:span></text:p>
      <text:p text:style-name="P21"><text:span text:style-name="T9"><text:s text:c="4"/></text:span><text:span text:style-name="T10">android:layout_height</text:span><text:span text:style-name="T12">=</text:span><text:span text:style-name="T14">"match_parent"</text:span></text:p>
      <text:p text:style-name="P21"><text:span text:style-name="T9"><text:s text:c="4"/></text:span><text:span text:style-name="T10">tools:context</text:span><text:span text:style-name="T12">=</text:span><text:span text:style-name="T14">"com.digcoins.digitalcoinsexchange.BuyCoinFragment"</text:span><text:span text:style-name="T9"> </text:span><text:span text:style-name="T4">&gt;</text:span></text:p>
      <text:p text:style-name="P23"/>
      <text:p text:style-name="P24"><text:s text:c="3"/></text:p>
      <text:p text:style-name="P24"><text:s text:c="3"/></text:p>
      <text:p text:style-name="P21"><text:span text:style-name="T12"><text:s text:c="3"/></text:span><text:span text:style-name="T4">&lt;</text:span><text:span text:style-name="T6">LinearLayout</text:span><text:span text:style-name="T9"> </text:span></text:p>
      <text:p text:style-name="P21"><text:span text:style-name="T9"><text:s text:c="7"/></text:span><text:span text:style-name="T10">android:id</text:span><text:span text:style-name="T12">=</text:span><text:span text:style-name="T14">"@+id/tabs"</text:span></text:p>
      <text:p text:style-name="P21"><text:span text:style-name="T9"><text:s text:c="7"/></text:span><text:span text:style-name="T10">android:layout_width</text:span><text:span text:style-name="T12">=</text:span><text:span text:style-name="T14">"fill_parent"</text:span></text:p>
      <text:p text:style-name="P21"><text:span text:style-name="T9"><text:s text:c="7"/></text:span><text:span text:style-name="T10">android:layout_height</text:span><text:span text:style-name="T12">=</text:span><text:span text:style-name="T14">"55dp"</text:span></text:p>
      <text:p text:style-name="P21"><text:span text:style-name="T9"><text:s text:c="7"/></text:span><text:span text:style-name="T10">android:orientation</text:span><text:span text:style-name="T12">=</text:span><text:span text:style-name="T14">"horizontal"</text:span></text:p>
      <text:p text:style-name="P21"><text:span text:style-name="T9"><text:s text:c="7"/></text:span><text:span text:style-name="T10">android:gravity</text:span><text:span text:style-name="T12">=</text:span><text:span text:style-name="T14">"center_horizontal"</text:span></text:p>
      <text:p text:style-name="P21"><text:span text:style-name="T9"><text:s text:c="7"/></text:span><text:span text:style-name="T10">android:background</text:span><text:span text:style-name="T12">=</text:span><text:span text:style-name="T14">"@drawable/tabbg"</text:span></text:p>
      <text:p text:style-name="P21"><text:span text:style-name="T9"><text:s text:c="7"/></text:span><text:span text:style-name="T4">&gt;</text:span></text:p>
      <text:p text:style-name="P21"><text:span text:style-name="T12"><text:s text:c="6"/></text:span><text:span text:style-name="T4">&lt;</text:span><text:span text:style-name="T6">Button</text:span><text:span text:style-name="T9"> </text:span></text:p>
      <text:p text:style-name="P21"><text:span text:style-name="T9"><text:s text:c="10"/></text:span><text:span text:style-name="T10">android:id</text:span><text:span text:style-name="T12">=</text:span><text:span text:style-name="T14">"@+id/btnbuyads"</text:span></text:p>
      <text:p text:style-name="P21"><text:span text:style-name="T9"><text:s text:c="10"/></text:span><text:span text:style-name="T10">android:layout_width</text:span><text:span text:style-name="T12">=</text:span><text:span text:style-name="T14">"90dp"</text:span></text:p>
      <text:p text:style-name="P21"><text:span text:style-name="T9"><text:s text:c="10"/></text:span><text:span text:style-name="T10">android:layout_height</text:span><text:span text:style-name="T12">=</text:span><text:span text:style-name="T14">"wrap_content"</text:span></text:p>
      <text:p text:style-name="P21"><text:span text:style-name="T9"><text:s text:c="10"/></text:span><text:span text:style-name="T11">android:text</text:span><text:span text:style-name="T13">=</text:span><text:span text:style-name="T15">"BUY ADS"</text:span></text:p>
      <text:p text:style-name="P21"><text:span text:style-name="T9"><text:s text:c="10"/></text:span><text:span text:style-name="T10">android:textSize</text:span><text:span text:style-name="T12">=</text:span><text:span text:style-name="T14">"13sp"</text:span><text:span text:style-name="T9"> <text:s text:c="8"/></text:span></text:p>
      <text:p text:style-name="P21"><text:span text:style-name="T9"><text:s text:c="10"/></text:span><text:span text:style-name="T10">android:background</text:span><text:span text:style-name="T12">=</text:span><text:span text:style-name="T14">"@android:color/transparent"</text:span></text:p>
      <text:p text:style-name="P21"><text:span text:style-name="T9"><text:s text:c="10"/></text:span><text:span text:style-name="T10">android:textColor</text:span><text:span text:style-name="T12">=</text:span><text:span text:style-name="T14">"#8e959d"</text:span></text:p>
      <text:p text:style-name="P21"><text:span text:style-name="T9"><text:s text:c="10"/></text:span><text:span text:style-name="T10">android:drawableLeft</text:span><text:span text:style-name="T12">=</text:span><text:span text:style-name="T14">"@drawable/buyads"</text:span></text:p>
      <text:p text:style-name="P21"><text:span text:style-name="T9"><text:s text:c="10"/></text:span><text:span text:style-name="T10">android:includeFontPadding</text:span><text:span text:style-name="T12">=</text:span><text:span text:style-name="T14">"false"</text:span></text:p>
      <text:p text:style-name="P21"><text:span text:style-name="T9"><text:s text:c="10"/></text:span><text:span text:style-name="T4">/&gt;</text:span></text:p>
      <text:p text:style-name="P21"><text:span text:style-name="T12"><text:s text:c="7"/></text:span><text:span text:style-name="T5">&lt;</text:span><text:span text:style-name="T7">ImageView</text:span><text:span text:style-name="T13"> </text:span></text:p>
      <text:p text:style-name="P21"><text:span text:style-name="T9"><text:s text:c="12"/></text:span><text:span text:style-name="T10">android:layout_width</text:span><text:span text:style-name="T12">=</text:span><text:span text:style-name="T14">"wrap_content"</text:span></text:p>
      <text:p text:style-name="P21"><text:span text:style-name="T9"><text:s text:c="12"/></text:span><text:span text:style-name="T10">android:layout_height</text:span><text:span text:style-name="T12">=</text:span><text:span text:style-name="T14">"wrap_content"</text:span></text:p>
      <text:p text:style-name="P21"><text:span text:style-name="T9"><text:s text:c="12"/></text:span><text:span text:style-name="T10">android:src</text:span><text:span text:style-name="T12">=</text:span><text:span text:style-name="T14">"@drawable/line"</text:span></text:p>
      <text:p text:style-name="P21"><text:soft-page-break/><text:span text:style-name="T9"><text:s text:c="12"/></text:span><text:span text:style-name="T10">android:layout_marginTop</text:span><text:span text:style-name="T12">=</text:span><text:span text:style-name="T14">"10dp"</text:span></text:p>
      <text:p text:style-name="P21"><text:span text:style-name="T9"><text:s text:c="12"/></text:span><text:span text:style-name="T10">android:layout_marginLeft</text:span><text:span text:style-name="T12">=</text:span><text:span text:style-name="T14">"10dp"</text:span></text:p>
      <text:p text:style-name="P21"><text:span text:style-name="T9"><text:s text:c="12"/></text:span><text:span text:style-name="T4">/&gt;</text:span></text:p>
      <text:p text:style-name="P21"><text:span text:style-name="T12"><text:s text:c="8"/></text:span><text:span text:style-name="T4">&lt;</text:span><text:span text:style-name="T6">Button</text:span><text:span text:style-name="T9"> </text:span></text:p>
      <text:p text:style-name="P21"><text:span text:style-name="T9"><text:s text:c="10"/></text:span><text:span text:style-name="T10">android:id</text:span><text:span text:style-name="T12">=</text:span><text:span text:style-name="T14">"@+id/btnsellads"</text:span></text:p>
      <text:p text:style-name="P21"><text:span text:style-name="T9"><text:s text:c="10"/></text:span><text:span text:style-name="T10">android:layout_width</text:span><text:span text:style-name="T12">=</text:span><text:span text:style-name="T14">"90dp"</text:span></text:p>
      <text:p text:style-name="P21"><text:span text:style-name="T9"><text:s text:c="10"/></text:span><text:span text:style-name="T10">android:layout_height</text:span><text:span text:style-name="T12">=</text:span><text:span text:style-name="T14">"wrap_content"</text:span></text:p>
      <text:p text:style-name="P21"><text:span text:style-name="T9"><text:s text:c="10"/></text:span><text:span text:style-name="T11">android:text</text:span><text:span text:style-name="T13">=</text:span><text:span text:style-name="T15">"SELL ADS"</text:span></text:p>
      <text:p text:style-name="P21"><text:span text:style-name="T9"><text:s text:c="10"/></text:span><text:span text:style-name="T10">android:textSize</text:span><text:span text:style-name="T12">=</text:span><text:span text:style-name="T14">"13sp"</text:span><text:span text:style-name="T9"> <text:s text:c="9"/></text:span></text:p>
      <text:p text:style-name="P21"><text:span text:style-name="T9"><text:s text:c="10"/></text:span><text:span text:style-name="T10">android:background</text:span><text:span text:style-name="T12">=</text:span><text:span text:style-name="T14">"@android:color/transparent"</text:span></text:p>
      <text:p text:style-name="P21"><text:span text:style-name="T9"><text:s text:c="10"/></text:span><text:span text:style-name="T10">android:textColor</text:span><text:span text:style-name="T12">=</text:span><text:span text:style-name="T14">"#8e959d"</text:span></text:p>
      <text:p text:style-name="P21"><text:span text:style-name="T9"><text:s text:c="10"/></text:span><text:span text:style-name="T10">android:drawableLeft</text:span><text:span text:style-name="T12">=</text:span><text:span text:style-name="T14">"@drawable/sellads"</text:span></text:p>
      <text:p text:style-name="P21"><text:span text:style-name="T9"><text:s text:c="10"/></text:span><text:span text:style-name="T10">android:layout_marginLeft</text:span><text:span text:style-name="T12">=</text:span><text:span text:style-name="T14">"12dp"</text:span></text:p>
      <text:p text:style-name="P21"><text:span text:style-name="T9"><text:s text:c="10"/></text:span><text:span text:style-name="T10">android:gravity</text:span><text:span text:style-name="T12">=</text:span><text:span text:style-name="T14">"center_vertical"</text:span></text:p>
      <text:p text:style-name="P21"><text:span text:style-name="T9"><text:s text:c="10"/></text:span><text:span text:style-name="T10">android:includeFontPadding</text:span><text:span text:style-name="T12">=</text:span><text:span text:style-name="T14">"false"</text:span></text:p>
      <text:p text:style-name="P23"><text:s text:c="10"/></text:p>
      <text:p text:style-name="P23"><text:s text:c="9"/></text:p>
      <text:p text:style-name="P21"><text:span text:style-name="T9"><text:s text:c="10"/></text:span><text:span text:style-name="T4">/&gt;</text:span></text:p>
      <text:p text:style-name="P21"><text:span text:style-name="T12"><text:s text:c="8"/></text:span><text:span text:style-name="T5">&lt;</text:span><text:span text:style-name="T7">ImageView</text:span><text:span text:style-name="T13"> </text:span></text:p>
      <text:p text:style-name="P21"><text:span text:style-name="T9"><text:s text:c="12"/></text:span><text:span text:style-name="T10">android:layout_width</text:span><text:span text:style-name="T12">=</text:span><text:span text:style-name="T14">"wrap_content"</text:span></text:p>
      <text:p text:style-name="P21"><text:span text:style-name="T9"><text:s text:c="12"/></text:span><text:span text:style-name="T10">android:layout_height</text:span><text:span text:style-name="T12">=</text:span><text:span text:style-name="T14">"wrap_content"</text:span></text:p>
      <text:p text:style-name="P21"><text:span text:style-name="T9"><text:s text:c="12"/></text:span><text:span text:style-name="T10">android:src</text:span><text:span text:style-name="T12">=</text:span><text:span text:style-name="T14">"@drawable/line"</text:span></text:p>
      <text:p text:style-name="P21"><text:span text:style-name="T9"><text:s text:c="12"/></text:span><text:span text:style-name="T10">android:layout_marginTop</text:span><text:span text:style-name="T12">=</text:span><text:span text:style-name="T14">"10dp"</text:span></text:p>
      <text:p text:style-name="P21"><text:span text:style-name="T9"><text:s text:c="12"/></text:span><text:span text:style-name="T10">android:layout_marginLeft</text:span><text:span text:style-name="T12">=</text:span><text:span text:style-name="T14">"10dp"</text:span></text:p>
      <text:p text:style-name="P21"><text:span text:style-name="T9"><text:s text:c="12"/></text:span><text:span text:style-name="T4">/&gt;</text:span></text:p>
      <text:p text:style-name="P21"><text:span text:style-name="T12"><text:s text:c="10"/></text:span><text:span text:style-name="T4">&lt;</text:span><text:span text:style-name="T6">Button</text:span><text:span text:style-name="T9"> </text:span></text:p>
      <text:p text:style-name="P21"><text:span text:style-name="T9"><text:s text:c="10"/></text:span><text:span text:style-name="T10">android:id</text:span><text:span text:style-name="T12">=</text:span><text:span text:style-name="T14">"@+id/btnlocation"</text:span></text:p>
      <text:p text:style-name="P21"><text:span text:style-name="T9"><text:s text:c="10"/></text:span><text:span text:style-name="T10">android:layout_width</text:span><text:span text:style-name="T12">=</text:span><text:span text:style-name="T14">"90dp"</text:span></text:p>
      <text:p text:style-name="P21"><text:span text:style-name="T9"><text:s text:c="10"/></text:span><text:span text:style-name="T10">android:layout_height</text:span><text:span text:style-name="T12">=</text:span><text:span text:style-name="T14">"wrap_content"</text:span></text:p>
      <text:p text:style-name="P21"><text:span text:style-name="T9"><text:s text:c="10"/></text:span><text:span text:style-name="T11">android:text</text:span><text:span text:style-name="T13">=</text:span><text:span text:style-name="T15">"LOCATION"</text:span></text:p>
      <text:p text:style-name="P21"><text:span text:style-name="T9"><text:s text:c="10"/></text:span><text:span text:style-name="T10">android:textSize</text:span><text:span text:style-name="T12">=</text:span><text:span text:style-name="T14">"13sp"</text:span><text:span text:style-name="T9"> <text:s text:c="9"/></text:span></text:p>
      <text:p text:style-name="P21"><text:span text:style-name="T9"><text:s text:c="10"/></text:span><text:span text:style-name="T10">android:background</text:span><text:span text:style-name="T12">=</text:span><text:span text:style-name="T14">"@android:color/transparent"</text:span></text:p>
      <text:p text:style-name="P21"><text:span text:style-name="T9"><text:s text:c="10"/></text:span><text:span text:style-name="T10">android:textColor</text:span><text:span text:style-name="T12">=</text:span><text:span text:style-name="T14">"#8e959d"</text:span></text:p>
      <text:p text:style-name="P21"><text:span text:style-name="T9"><text:s text:c="10"/></text:span><text:span text:style-name="T10">android:drawableLeft</text:span><text:span text:style-name="T12">=</text:span><text:span text:style-name="T14">"@drawable/locaation"</text:span></text:p>
      <text:p text:style-name="P21"><text:span text:style-name="T9"><text:s text:c="10"/></text:span><text:span text:style-name="T10">android:layout_marginLeft</text:span><text:span text:style-name="T12">=</text:span><text:span text:style-name="T14">"12dp"</text:span></text:p>
      <text:p text:style-name="P21"><text:span text:style-name="T9"><text:s text:c="10"/></text:span><text:span text:style-name="T10">android:includeFontPadding</text:span><text:span text:style-name="T12">=</text:span><text:span text:style-name="T14">"false"</text:span></text:p>
      <text:p text:style-name="P21"><text:span text:style-name="T9"><text:s text:c="10"/></text:span><text:span text:style-name="T4">/&gt;</text:span></text:p>
      <text:p text:style-name="P24"><text:s text:c="10"/></text:p>
      <text:p text:style-name="P24"><text:s text:c="9"/></text:p>
      <text:p text:style-name="P24"><text:s text:c="7"/></text:p>
      <text:p text:style-name="P21"><text:span text:style-name="T12"><text:s text:c="3"/></text:span><text:span text:style-name="T4">&lt;/</text:span><text:span text:style-name="T6">LinearLayout</text:span><text:span text:style-name="T4">&gt;</text:span></text:p>
      <text:p text:style-name="P33"><text:tab/></text:p>
      <text:p text:style-name="P24"><text:s text:c="3"/><text:span text:style-name="T8">&lt;!-- Frame Layout for replacing freagment --&gt;</text:span> <text:s text:c="2"/></text:p>
      <text:p text:style-name="P21"><text:span text:style-name="T12"><text:s text:c="3"/></text:span><text:span text:style-name="T4">&lt;</text:span><text:span text:style-name="T6">FrameLayout</text:span></text:p>
      <text:p text:style-name="P21"><text:span text:style-name="T9"><text:s text:c="12"/></text:span><text:span text:style-name="T10">android:id</text:span><text:span text:style-name="T12">=</text:span><text:span text:style-name="T14">"@+id/frag_layout"</text:span></text:p>
      <text:p text:style-name="P21"><text:span text:style-name="T9"><text:s text:c="12"/></text:span><text:span text:style-name="T10">android:layout_width</text:span><text:span text:style-name="T12">=</text:span><text:span text:style-name="T14">"wrap_content"</text:span></text:p>
      <text:p text:style-name="P21"><text:span text:style-name="T9"><text:s text:c="12"/></text:span><text:span text:style-name="T10">android:layout_height</text:span><text:span text:style-name="T12">=</text:span><text:span text:style-name="T14">"match_parent"</text:span></text:p>
      <text:p text:style-name="P21"><text:span text:style-name="T9"><text:s text:c="12"/></text:span><text:span text:style-name="T10">android:layout_below</text:span><text:span text:style-name="T12">=</text:span><text:span text:style-name="T14">"@+id/coinrate"</text:span></text:p>
      <text:p text:style-name="P21"><text:span text:style-name="T9"><text:s text:c="12"/></text:span><text:span text:style-name="T4">&gt;</text:span></text:p>
      <text:p text:style-name="P23"/>
      <text:p text:style-name="P23"/>
      <text:p text:style-name="P21"><text:span text:style-name="T12"><text:s text:c="3"/></text:span><text:span text:style-name="T4">&lt;/</text:span><text:span text:style-name="T6">FrameLayout</text:span><text:span text:style-name="T4">&gt;</text:span></text:p>
      <text:p text:style-name="P24"><text:s text:c="3"/></text:p>
      <text:p text:style-name="P21"><text:span text:style-name="T4">&lt;/</text:span><text:span text:style-name="T6">RelativeLayout</text:span><text:span text:style-name="T4">&gt;</text:span></text:p>
      <text:p text:style-name="P3"/>
      <text:p text:style-name="P9"><text:s/></text:p>
      <text:p text:style-name="P4"/>
      <text:p text:style-name="P4"/>
      <text:p text:style-name="P5"><text:span text:style-name="T16">Fragment Activities Source Code</text:span><text:tab/></text:p>
      <text:p text:style-name="P5"/>
      <text:p text:style-name="P12">public class HomeFragment extends Fragment {</text:p>
      <text:p text:style-name="P12"><text:soft-page-break/><text:tab/></text:p>
      <text:p text:style-name="P12"><text:tab/>FragmentTransaction fragmentTransaction;</text:p>
      <text:p text:style-name="P12"><text:tab/>FragmentManager fragmentManager;</text:p>
      <text:p text:style-name="P5"/>
      <text:p text:style-name="P12"><text:tab/>BuyAdsFragment buyAdsFragment;</text:p>
      <text:p text:style-name="P12"><text:tab/>SellAdsFragment sellAdsFragment;</text:p>
      <text:p text:style-name="P12"><text:tab/>LocationFragment locationFragment;</text:p>
      <text:p text:style-name="P5"/>
      <text:p text:style-name="P12"><text:tab/>Button btnbuyads,btnsellads,btnlocation;<text:tab/></text:p>
      <text:p text:style-name="P12"><text:tab/>View rootView;</text:p>
      <text:p text:style-name="P12"/>
      <text:p text:style-name="P12"><text:tab/>@Override</text:p>
      <text:p text:style-name="P12"><text:s text:c="4"/>public View onCreateView(LayoutInflater inflater, ViewGroup container,</text:p>
      <text:p text:style-name="P12"><text:s text:c="12"/>Bundle savedInstanceState) {</text:p>
      <text:p text:style-name="P12"><text:tab/><text:tab/>rootView = inflater.inflate(R.layout.fragment_home_fragment, container, false);</text:p>
      <text:p text:style-name="P12"><text:tab/><text:tab/></text:p>
      <text:p text:style-name="P12"><text:tab/><text:tab/>fragmentManager = getFragmentManager();</text:p>
      <text:p text:style-name="P12"><text:tab/><text:tab/>fragmentTransaction = fragmentManager.beginTransaction();</text:p>
      <text:p text:style-name="P12"><text:tab/><text:tab/></text:p>
      <text:p text:style-name="P12"><text:tab/><text:tab/>//Default fragment </text:p>
      <text:p text:style-name="P12"><text:tab/><text:tab/>buyAdsFragment= new BuyAdsFragment();</text:p>
      <text:p text:style-name="P12"><text:tab/><text:tab/>fragmentTransaction.replace(R.id.frag_layout, buyAdsFragment); <text:s/>//replacing fragment with the previous contents of <text:s text:c="2"/>framelayout (frag_layout)</text:p>
      <text:p text:style-name="P12"><text:tab/><text:tab/>fragmentTransaction.commit();</text:p>
      <text:p text:style-name="P12"><text:tab/><text:tab/></text:p>
      <text:p text:style-name="P12"><text:tab/><text:tab/>btnbuyads=(Button)rootView.findViewById(R.id.btnbuyads);</text:p>
      <text:p text:style-name="P12"><text:tab/><text:tab/>btnbuyads.setOnClickListener(new OnClickListener() {</text:p>
      <text:p text:style-name="P12"><text:tab/><text:tab/><text:tab/></text:p>
      <text:p text:style-name="P12"><text:tab/><text:tab/><text:tab/>@Override</text:p>
      <text:p text:style-name="P12"><text:tab/><text:tab/><text:tab/>public void onClick(View arg0) {</text:p>
      <text:p text:style-name="P12"><text:tab/><text:tab/><text:tab/><text:tab/>// inflate buyads fragment when tab1 is pressed</text:p>
      <text:p text:style-name="P12"><text:tab/><text:tab/><text:tab/><text:tab/>buyAds();</text:p>
      <text:p text:style-name="P12"><text:tab/><text:tab/><text:tab/>}</text:p>
      <text:p text:style-name="P12"><text:tab/><text:tab/>});</text:p>
      <text:p text:style-name="P12"><text:tab/><text:tab/>btnsellads=(Button)rootView.findViewById(R.id.btnsellads);</text:p>
      <text:p text:style-name="P12"><text:tab/><text:tab/>btnsellads.setOnClickListener(new OnClickListener() {</text:p>
      <text:p text:style-name="P12"><text:tab/><text:tab/><text:tab/></text:p>
      <text:p text:style-name="P12"><text:tab/><text:tab/><text:tab/>@Override</text:p>
      <text:p text:style-name="P12"><text:tab/><text:tab/><text:tab/>public void onClick(View v) {</text:p>
      <text:p text:style-name="P12"><text:tab/><text:tab/><text:tab/>//inflate sellAds fragment when tab2 is pressed<text:tab/></text:p>
      <text:p text:style-name="P12"><text:tab/><text:tab/><text:tab/>sellAds();<text:tab/></text:p>
      <text:p text:style-name="P12"><text:tab/><text:tab/><text:tab/>}</text:p>
      <text:p text:style-name="P12"><text:tab/><text:tab/>});</text:p>
      <text:p text:style-name="P12"><text:tab/><text:tab/>btnlocation=(Button)rootView.findViewById(R.id.btnlocation);</text:p>
      <text:p text:style-name="P12"><text:tab/><text:tab/>btnlocation.setOnClickListener(new OnClickListener() {</text:p>
      <text:p text:style-name="P12"><text:tab/><text:tab/><text:tab/></text:p>
      <text:p text:style-name="P12"><text:tab/><text:tab/><text:tab/>@Override</text:p>
      <text:p text:style-name="P12"><text:tab/><text:tab/><text:tab/>public void onClick(View v) {</text:p>
      <text:p text:style-name="P12"><text:tab/><text:tab/><text:tab/><text:tab/>//inflate location fragment when tab3 is pressed</text:p>
      <text:p text:style-name="P12"><text:tab/><text:tab/><text:tab/><text:tab/>location();</text:p>
      <text:p text:style-name="P12"><text:tab/><text:tab/><text:tab/>}</text:p>
      <text:p text:style-name="P12"><text:tab/><text:tab/>});</text:p>
      <text:p text:style-name="P12"><text:soft-page-break/><text:tab/><text:tab/></text:p>
      <text:p text:style-name="P12"><text:tab/><text:tab/>return rootView;</text:p>
      <text:p text:style-name="P12"><text:tab/><text:tab/></text:p>
      <text:p text:style-name="P12"><text:s text:c="4"/>}</text:p>
      <text:p text:style-name="P12"><text:tab/>//Methods to inflate layout when particular tab is pressed</text:p>
      <text:p text:style-name="P12"><text:tab/></text:p>
      <text:p text:style-name="P12"><text:tab/>public void buyAds()</text:p>
      <text:p text:style-name="P12"><text:tab/>{</text:p>
      <text:p text:style-name="P12"><text:tab/><text:tab/>fragmentManager = getFragmentManager();</text:p>
      <text:p text:style-name="P12"><text:tab/><text:tab/>fragmentTransaction = fragmentManager.beginTransaction();</text:p>
      <text:p text:style-name="P12"><text:tab/><text:tab/>buyAdsFragment= new BuyAdsFragment();</text:p>
      <text:p text:style-name="P12"><text:tab/><text:tab/>fragmentTransaction.replace(R.id.frag_layout, buyAdsFragment);</text:p>
      <text:p text:style-name="P12"><text:tab/><text:tab/>fragmentTransaction.commit();</text:p>
      <text:p text:style-name="P12"><text:tab/>}</text:p>
      <text:p text:style-name="P12"><text:tab/></text:p>
      <text:p text:style-name="P12"><text:tab/>public void location()</text:p>
      <text:p text:style-name="P12"><text:tab/>{</text:p>
      <text:p text:style-name="P12"><text:tab/><text:tab/>fragmentManager = getFragmentManager();</text:p>
      <text:p text:style-name="P12"><text:tab/><text:tab/>fragmentTransaction = fragmentManager.beginTransaction();</text:p>
      <text:p text:style-name="P12"><text:tab/><text:tab/>locationFragment= new LocationFragment();</text:p>
      <text:p text:style-name="P12"><text:tab/><text:tab/>fragmentTransaction.replace(R.id.frag_layout, locationFragment);</text:p>
      <text:p text:style-name="P12"><text:tab/><text:tab/>fragmentTransaction.commit();</text:p>
      <text:p text:style-name="P12"><text:tab/><text:tab/></text:p>
      <text:p text:style-name="P12"><text:tab/>}</text:p>
      <text:p text:style-name="P12"><text:tab/></text:p>
      <text:p text:style-name="P12"><text:tab/>public void sellAds()</text:p>
      <text:p text:style-name="P12"><text:tab/>{</text:p>
      <text:p text:style-name="P12"><text:tab/><text:tab/>fragmentManager = getFragmentManager();</text:p>
      <text:p text:style-name="P12"><text:tab/><text:tab/>fragmentTransaction = fragmentManager.beginTransaction();<text:tab/><text:tab/></text:p>
      <text:p text:style-name="P12"><text:tab/><text:tab/>sellAdsFragment= new SellAdsFragment();</text:p>
      <text:p text:style-name="P12"><text:tab/><text:tab/>fragmentTransaction.replace(R.id.frag_layout, sellAdsFragment);<text:tab/><text:tab/></text:p>
      <text:p text:style-name="P12"><text:tab/><text:tab/>fragmentTransaction.commit();</text:p>
      <text:p text:style-name="P12"><text:tab/>}</text:p>
      <text:p text:style-name="P5"/>
      <text:p text:style-name="P13">} </text:p>
      <text:p text:style-name="P6"/>
      <text:p text:style-name="P6"/>
      <text:p text:style-name="P15"><text:span text:style-name="T17">Note :- Import Fragment class from </text:span><text:span text:style-name="T19">“</text:span><text:span text:style-name="T21">android.app.Fragment” </text:span><text:span text:style-name="T22">instead of V4.app.Fragment” </text:span></text:p>
      <text:p text:style-name="P15"/>
      <text:p text:style-name="P15"><text:span text:style-name="T25">Location Fragment</text:span><text:span text:style-name="T22"> </text:span></text:p>
      <text:p text:style-name="P15"/>
      <text:p text:style-name="P15"><text:span text:style-name="T18">public</text:span><text:span text:style-name="T21"> </text:span><text:span text:style-name="T18">class</text:span><text:span text:style-name="T21"> LocationFragment </text:span><text:span text:style-name="T18">extends</text:span><text:span text:style-name="T21"> Fragment {</text:span></text:p>
      <text:p text:style-name="P15"/>
      <text:p text:style-name="P17">@Override</text:p>
      <text:p text:style-name="P21"><text:span text:style-name="T21"><text:tab/></text:span><text:span text:style-name="T18">public</text:span><text:span text:style-name="T21"> View onCreateView(LayoutInflater inflater, ViewGroup container,</text:span></text:p>
      <text:p text:style-name="P25"><text:tab/><text:tab/><text:tab/>Bundle savedInstanceState) {</text:p>
      <text:p text:style-name="P21"><text:span text:style-name="T21"><text:tab/><text:tab/>View rootView = inflater.inflate(R.layout.</text:span><text:span text:style-name="T28">fragment_location</text:span><text:span text:style-name="T21">,</text:span></text:p>
      <text:p text:style-name="P21"><text:span text:style-name="T21"><text:tab/><text:tab/><text:tab/><text:tab/>container, </text:span><text:span text:style-name="T18">false</text:span><text:span text:style-name="T21">);</text:span></text:p>
      <text:p text:style-name="P22"><text:span text:style-name="T21"><text:tab/><text:tab/></text:span><text:span text:style-name="T23">return rootView;</text:span></text:p>
      <text:p text:style-name="P22"><text:span text:style-name="T23"><text:tab/><text:tab/>}</text:span><text:span text:style-name="T21"><text:tab/></text:span></text:p>
      <text:p text:style-name="P15"/>
      <text:p text:style-name="P18">}</text:p>
      <text:p text:style-name="P14"><text:s/></text:p>
      <text:p text:style-name="P6"><text:soft-page-break/></text:p>
      <text:p text:style-name="P15"><text:span text:style-name="T26">BuyAds</text:span><text:span text:style-name="T25"> Fragment</text:span><text:span text:style-name="T22"> </text:span></text:p>
      <text:p text:style-name="P15"/>
      <text:p text:style-name="P15"><text:span text:style-name="T18">public</text:span><text:span text:style-name="T21"> </text:span><text:span text:style-name="T18">class</text:span><text:span text:style-name="T21"> </text:span><text:span text:style-name="T24">BuyAdsFragment</text:span><text:span text:style-name="T21"> </text:span><text:span text:style-name="T18">extends</text:span><text:span text:style-name="T21"> Fragment {</text:span></text:p>
      <text:p text:style-name="P15"/>
      <text:p text:style-name="P17">@Override</text:p>
      <text:p text:style-name="P22"><text:span text:style-name="T21"><text:tab/></text:span><text:span text:style-name="T18">public</text:span><text:span text:style-name="T21"> View onCreateView(LayoutInflater inflater, ViewGroup container,</text:span></text:p>
      <text:p text:style-name="P26"><text:tab/><text:tab/><text:tab/>Bundle savedInstanceState) {</text:p>
      <text:p text:style-name="P22"><text:span text:style-name="T21"><text:tab/><text:tab/>View rootView = inflater.inflate(R.layout.</text:span><text:span text:style-name="T28">fragment_</text:span><text:span text:style-name="T29">buyads</text:span><text:span text:style-name="T21">,</text:span></text:p>
      <text:p text:style-name="P22"><text:span text:style-name="T21"><text:tab/><text:tab/><text:tab/><text:tab/>container, </text:span><text:span text:style-name="T18">false</text:span><text:span text:style-name="T21">);</text:span></text:p>
      <text:p text:style-name="P22"><text:span text:style-name="T21"><text:tab/><text:tab/></text:span><text:span text:style-name="T23">return rootView;</text:span></text:p>
      <text:p text:style-name="P22"><text:span text:style-name="T23"><text:tab/><text:tab/>}</text:span><text:span text:style-name="T21"><text:tab/></text:span></text:p>
      <text:p text:style-name="P15"/>
      <text:p text:style-name="P19">}</text:p>
      <text:p text:style-name="P10"/>
      <text:p text:style-name="P10"/>
      <text:p text:style-name="P16"><text:span text:style-name="T27">T</text:span><text:span text:style-name="T20">hanks</text:span></text:p>
      <text:p text:style-name="P11"/>
      <text:p text:style-name="P11"/>
      <text:p text:style-name="P20">You might also like :-</text:p>
      <text:p text:style-name="P11"/>
      <text:p text:style-name="P2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20:32:07.815871931</meta:creation-date>
    <dc:date>2014-12-25T22:15:24.904750032</dc:date>
    <meta:editing-duration>PT18H28M45S</meta:editing-duration>
    <meta:editing-cycles>10</meta:editing-cycles>
    <meta:generator>LibreOffice/4.2.3.3$Linux_X86_64 LibreOffice_project/420m0$Build-3</meta:generator>
    <meta:document-statistic meta:table-count="0" meta:image-count="0" meta:object-count="0" meta:page-count="5" meta:paragraph-count="202" meta:word-count="464" meta:character-count="6686" meta:non-whitespace-character-count="5400"/>
  </office:meta>
</office:document-meta>
</file>